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674">
            <text:p>3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6">
            <text:p>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87">
            <text:p>4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92">
            <text:p>1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5301">
            <text:p>53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8">
            <text:p>5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018">
            <text:p>5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1">
            <text:p>2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1">
            <text:p>116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314">
            <text:p>6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5">
            <text:p>39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870">
            <text:p>2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64">
            <text:p>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377">
            <text:p>1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25">
            <text:p>2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43">
            <text:p>8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88">
            <text:p>24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